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paragraph-properties fo:margin-left="0in" fo:margin-right="0in" fo:orphans="2" fo:widows="2" fo:text-indent="0in" style:auto-text-indent="false"/>
      <style:text-properties fo:font-variant="normal" fo:text-transform="none" fo:color="#222222" style:font-name="Arial1" fo:font-size="12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222222" style:font-name="Arial1" fo:font-size="12pt" fo:letter-spacing="normal" fo:font-style="normal" fo:font-weight="normal" officeooo:paragraph-rsid="00244d0b"/>
    </style:style>
    <style:style style:name="P4" style:family="paragraph" style:parent-style-name="Standard">
      <style:paragraph-properties fo:margin-left="0in" fo:margin-right="0in" fo:orphans="2" fo:widows="2" fo:text-indent="0in" style:auto-text-indent="false"/>
      <style:text-properties fo:font-variant="normal" fo:text-transform="none" fo:color="#222222" style:font-name="Arial1" fo:font-size="12pt" fo:letter-spacing="normal" fo:font-style="normal" fo:font-weight="normal" officeooo:paragraph-rsid="0025c22e"/>
    </style:style>
    <style:style style:name="P5" style:family="paragraph" style:parent-style-name="Standard">
      <style:paragraph-properties fo:margin-left="0in" fo:margin-right="0in" fo:orphans="2" fo:widows="2" fo:text-indent="0in" style:auto-text-indent="false"/>
      <style:text-properties fo:font-variant="normal" fo:text-transform="none" fo:color="#222222" style:font-name="Arial1" fo:font-size="12pt" fo:letter-spacing="normal" fo:font-style="normal" fo:font-weight="normal" officeooo:paragraph-rsid="0029db06"/>
    </style:style>
    <style:style style:name="P6"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222222" style:font-name="Arial1" fo:font-size="18pt" fo:letter-spacing="normal" fo:font-style="normal" fo:font-weight="bold" style:font-size-asian="18pt" style:font-weight-asian="bold" style:font-size-complex="18pt" style:font-weight-complex="bold"/>
    </style:style>
    <style:style style:name="P7" style:family="paragraph" style:parent-style-name="Standard">
      <style:paragraph-properties fo:margin-left="0.2917in" fo:margin-right="0in" fo:orphans="2" fo:widows="2" fo:text-indent="0in" style:auto-text-indent="false"/>
      <style:text-properties fo:font-variant="normal" fo:text-transform="none" fo:color="#222222" style:font-name="Arial1" fo:letter-spacing="normal"/>
    </style:style>
    <style:style style:name="T1" style:family="text">
      <style:text-properties fo:font-size="12pt" fo:font-style="normal" fo:font-weight="normal"/>
    </style:style>
    <style:style style:name="T2" style:family="text">
      <style:text-properties fo:font-size="12pt" fo:font-style="normal" fo:font-weight="normal" officeooo:rsid="001fca54"/>
    </style:style>
    <style:style style:name="T3" style:family="text">
      <style:text-properties fo:font-size="12pt" fo:font-style="normal" fo:font-weight="normal" officeooo:rsid="0021848d"/>
    </style:style>
    <style:style style:name="T4" style:family="text">
      <style:text-properties officeooo:rsid="001fca54"/>
    </style:style>
    <style:style style:name="T5" style:family="text">
      <style:text-properties officeooo:rsid="0021848d"/>
    </style:style>
    <style:style style:name="T6" style:family="text">
      <style:text-properties officeooo:rsid="00230c0e"/>
    </style:style>
    <style:style style:name="T7" style:family="text">
      <style:text-properties fo:font-style="italic" style:font-style-asian="italic" style:font-style-complex="italic"/>
    </style:style>
    <style:style style:name="T8" style:family="text">
      <style:text-properties fo:font-style="italic" officeooo:rsid="00230c0e" style:font-style-asian="italic" style:font-style-complex="italic"/>
    </style:style>
    <style:style style:name="T9" style:family="text">
      <style:text-properties fo:font-style="italic" officeooo:rsid="002942f3" style:font-style-asian="italic" style:font-style-complex="italic"/>
    </style:style>
    <style:style style:name="T10" style:family="text">
      <style:text-properties fo:font-style="italic" officeooo:rsid="0029db06" style:font-style-asian="italic" style:font-style-complex="italic"/>
    </style:style>
    <style:style style:name="T11" style:family="text">
      <style:text-properties fo:font-style="italic" officeooo:rsid="002ad35a" style:font-style-asian="italic" style:font-style-complex="italic"/>
    </style:style>
    <style:style style:name="T12" style:family="text">
      <style:text-properties fo:font-style="italic" officeooo:rsid="002bc9f0"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none" style:font-style-asian="normal" style:font-weight-asian="normal" style:font-style-complex="normal" style:font-weight-complex="normal"/>
    </style:style>
    <style:style style:name="T17" style:family="text">
      <style:text-properties style:text-underline-style="none" officeooo:rsid="00230c0e" style:font-style-asian="normal" style:font-weight-asian="normal" style:font-style-complex="normal" style:font-weight-complex="normal"/>
    </style:style>
    <style:style style:name="T18" style:family="text">
      <style:text-properties officeooo:rsid="0023d5e9"/>
    </style:style>
    <style:style style:name="T19" style:family="text">
      <style:text-properties officeooo:rsid="00244d0b"/>
    </style:style>
    <style:style style:name="T20" style:family="text">
      <style:text-properties officeooo:rsid="00257d60"/>
    </style:style>
    <style:style style:name="T21" style:family="text">
      <style:text-properties officeooo:rsid="0025c22e"/>
    </style:style>
    <style:style style:name="T22" style:family="text">
      <style:text-properties officeooo:rsid="00262839"/>
    </style:style>
    <style:style style:name="T23" style:family="text">
      <style:text-properties officeooo:rsid="0027c903"/>
    </style:style>
    <style:style style:name="T24" style:family="text">
      <style:text-properties officeooo:rsid="002942f3"/>
    </style:style>
    <style:style style:name="T25" style:family="text">
      <style:text-properties style:font-style-asian="normal" style:font-style-complex="normal"/>
    </style:style>
    <style:style style:name="T26" style:family="text">
      <style:text-properties officeooo:rsid="002942f3" style:font-style-asian="normal" style:font-style-complex="normal"/>
    </style:style>
    <style:style style:name="T27" style:family="text">
      <style:text-properties officeooo:rsid="0029db06"/>
    </style:style>
    <style:style style:name="T28" style:family="text">
      <style:text-properties officeooo:rsid="002a918d"/>
    </style:style>
    <style:style style:name="T29" style:family="text">
      <style:text-properties officeooo:rsid="002ad35a"/>
    </style:style>
    <style:style style:name="T30" style:family="text">
      <style:text-properties officeooo:rsid="002bc9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ABE <text:span text:style-name="T4">Architecture</text:span></text:p>
      <text:p text:style-name="P2"/>
      <text:p text:style-name="P2">AABE is the resulting descriptor of a social construct among Humans operating in a healthy collective. It is the description of the end result when that social construct is healthy; it produces a Business Environment which displays Agility and Adaptability.</text:p>
      <text:p text:style-name="P2"/>
      <text:p text:style-name="P2">Often metaphorically compared to DNA because it is a fundamental construct that must be encoded with vital information which instructs the living organism; <text:span text:style-name="T4">in this regard </text:span>AABE, like DNA, is a knowledge-base.</text:p>
      <text:p text:style-name="P2"/>
      <text:p text:style-name="P2">To understand AABE one must first understand Humanity. At least some basic truths about Humanity must first be understood. These can be summarized by the following axioms:</text:p>
      <text:p text:style-name="P7"><text:span text:style-name="T1">H1 - Humans are internally conflicted about Security and Freedom.</text:span></text:p>
      <text:p text:style-name="P7"><text:span text:style-name="T1">H2 - Motivation is somewhere between Pain:Pleasure and Egoism:Altruism.</text:span></text:p>
      <text:p text:style-name="P7"><text:span text:style-name="T1">H3 - Social behavior is a balance between Belonging &amp; Co</text:span><text:span text:style-name="T3">nvic</text:span><text:span text:style-name="T1">tion.</text:span></text:p>
      <text:p text:style-name="P7"><text:span text:style-name="T1">H4 - Belonging is the product of Culture.</text:span></text:p>
      <text:p text:style-name="P7"><text:span text:style-name="T4">H</text:span><text:span text:style-name="T1">5 - Social Equilibrium is the balance between </text:span><text:span text:style-name="T3">our</text:span><text:span text:style-name="T1"> Tribal and Teamal identit</text:span><text:span text:style-name="T3">ies,</text:span><text:span text:style-name="T1"> reflecting the social constructs of Security &amp; Freedom.</text:span></text:p>
      <text:p text:style-name="P7"><text:span text:style-name="T4">H</text:span><text:span text:style-name="T1">6 - Loyalty is the product of the Bonding forces experienced over time among individuals </text:span><text:span text:style-name="T3">and </text:span><text:span text:style-name="T1">the </text:span><text:span text:style-name="T3">C</text:span><text:span text:style-name="T1">ollective.</text:span></text:p>
      <text:p text:style-name="P7"><text:span text:style-name="T2">H</text:span><text:span text:style-name="T1">7 - Assimilation into a collective is progressive through a predictable pathology.</text:span></text:p>
      <text:p text:style-name="P7"><text:span text:style-name="T2">H</text:span><text:span text:style-name="T1">8 - Responsibility is received in terms of Accountability and Authority.</text:span></text:p>
      <text:p text:style-name="P7"><text:span text:style-name="T2">H</text:span><text:span text:style-name="T1">9 - Governance of </text:span><text:span text:style-name="T3">a </text:span><text:span text:style-name="T1">society is the aggregate of the individuals' ability to govern themselves.</text:span></text:p>
      <text:p text:style-name="P7"/>
      <text:p text:style-name="P2">Addressing each of these truths about Humanity <text:span text:style-name="T6">in terms of</text:span> healthy social constructs gives us the basic building blocks with which to engineer the AABE social-framework.</text:p>
      <text:p text:style-name="P2"/>
      <text:p text:style-name="P2"><text:span text:style-name="T5">H</text:span>1) To be human is to be physical (body), mental (mind), and spiritual (soul). We are all biologically driven toward <text:span text:style-name="T8">S</text:span><text:span text:style-name="T7">ecurity</text:span>. While at the same time, we are individually and collectively driven toward <text:span text:style-name="T8">F</text:span><text:span text:style-name="T7">reedom</text:span>. We all exp<text:span text:style-name="T6">erience </text:span>the need for <text:span text:style-name="T7">safety</text:span> (boring) and the need for <text:span text:style-name="T7">variety</text:span> (entertaining) as well as the need for <text:span text:style-name="T7">fulfillment</text:span> (satisfying).</text:p>
      <text:p text:style-name="P2"/>
      <text:p text:style-name="P2">While our experience of <text:span text:style-name="T7">Security</text:span> and <text:span text:style-name="T7">Freedom</text:span> are mutually exclusive, causing an internal conflict (because we can only have the one at the loss of the other) <text:span text:style-name="T8">f</text:span><text:span text:style-name="T7">ulfillment</text:span> comes from achievement. In order for us to achieve anything there has to be a degree of both <text:span text:style-name="T7">Security</text:span> and <text:span text:style-name="T7">Freedom</text:span> surrounding the <text:span text:style-name="T8">P</text:span><text:span text:style-name="T7">urpose</text:span>ful idea d<text:span text:style-name="T6">rivi</text:span>ng that achievement. For this reason when our <text:span text:style-name="T7">Purpose</text:span> becomes clear within us the conflict between <text:span text:style-name="T7">Security</text:span> and <text:span text:style-name="T7">Freedom</text:span> naturally reconciles. This is called <text:span text:style-name="T17">T</text:span><text:span text:style-name="T16">he Grand Compromise</text:span>.</text:p>
      <text:p text:style-name="P2"/>
      <text:p text:style-name="P2">Therefore our first building block is <text:span text:style-name="T15">The </text:span><text:span text:style-name="T14">Grand Compromise</text:span>.</text:p>
      <text:p text:style-name="P2"/>
      <text:p text:style-name="P2"><text:span text:style-name="T18">H</text:span>2) Because every Behavior follows the emotion that motivates it, to understand the elements of this emotion <text:span text:style-name="T19">(</text:span>called <text:span text:style-name="T7">motivation</text:span><text:span text:style-name="T19">) we are </text:span>empowe<text:span text:style-name="T19">red</text:span> <text:span text:style-name="T19">to</text:span> align <text:span text:style-name="T19">the </text:span>motive. There are two mutually exclusive pairs of elements which intersect each other. Motive <text:span text:style-name="T19">can</text:span> then <text:span text:style-name="T19">be </text:span>easily <text:span text:style-name="T19">viewed</text:span> as two intersecting continuums, each de<text:span text:style-name="T19">s</text:span>c<text:span text:style-name="T19">rib</text:span>ing a point in relationship of th<text:span text:style-name="T19">eir </text:span>pair<text:span text:style-name="T19">s</text:span>.</text:p>
      <text:p text:style-name="P3"><text:soft-page-break/><text:span text:style-name="T19">T</text:span>hese two <text:span text:style-name="T19">continuums plotted on a graph as </text:span>the <text:span text:style-name="T7">X</text:span> and <text:span text:style-name="T7">Y</text:span> <text:span text:style-name="T19">intersecting </text:span>axis combine <text:span text:style-name="T19">to </text:span>giv<text:span text:style-name="T19">e</text:span> a single point of motivation in one of four quadrants. At the center <text:span text:style-name="T20">point of</text:span> intersection, motiv<text:span text:style-name="T20">e</text:span> is zero, so there is no evidence of the emotion known as motivation.</text:p>
      <text:p text:style-name="P3"/>
      <text:p text:style-name="P2">Because we may experience several motives in any given context, each of which could be from differing quadrants and may drive us in different direction, there is a need for <text:span text:style-name="T7">Motive Alignment</text:span>, within the individual, and the collective as a whole. The key here is to recognize that all four elements are perceptions. Perceptions are simply s<text:span text:style-name="T20">ubjective</text:span> sensitivities which are calibratable, therefore <text:span text:style-name="T20">adjustable</text:span> and <text:span text:style-name="T20">engineerable</text:span>.</text:p>
      <text:p text:style-name="P2"/>
      <text:p text:style-name="P2">Therefore our second building block is <text:span text:style-name="T14">Motive Alignment</text:span>.</text:p>
      <text:p text:style-name="P2"/>
      <text:p text:style-name="P2"><text:span text:style-name="T21">H</text:span>3) Gathering many individuals together into a cohesive Collective where behavior is predictable is a matter of clearly defined social norms and the c<text:span text:style-name="T21">u</text:span>lling out of dissenters. This speaks to <text:span text:style-name="T7">Motive Alignment</text:span> on a grand scale. The first fundamental is that Humans are social animals who have an instinctive need to <text:span text:style-name="T7">Belong</text:span> to the group. This need drives us to “<text:span text:style-name="T7">fit-in</text:span>” to “<text:span text:style-name="T7">go along to get along</text:span>”. Behavioral alignment is easy in social groups unless an individual has an opposing <text:span text:style-name="T7">conviction</text:span>. The degree of <text:span text:style-name="T7">Motive</text:span> associated with the specific context is the energy driving this <text:span text:style-name="T21">(emotion,)</text:span> <text:span text:style-name="T7">Conviction</text:span>.</text:p>
      <text:p text:style-name="P2"/>
      <text:p text:style-name="P4">Therefore when the individual has a highly energized <text:span text:style-name="T7">conviction</text:span>, it may fall in agreement with the social norm, propel<text:span text:style-name="T21">ling </text:span>them to lead the group. It may also fall in disagreement, in which case the value of <text:span text:style-name="T7">Belonging</text:span> is weighed against the energy of <text:span text:style-name="T7">Conviction</text:span> causing the behavior to follow the greater weight. <text:span text:style-name="T21">If</text:span> they weigh close to equal <text:span text:style-name="T21">t</text:span>here are a number of sway factors which may precipitate <text:span text:style-name="T21">erratic</text:span> behavior. Culling <text:span text:style-name="T22">those who do not B</text:span>elong and a<text:span text:style-name="T22">dministration </text:span>of the sway factors are manageable elements.</text:p>
      <text:p text:style-name="P2"/>
      <text:p text:style-name="P2">Therefore the third building block is in <text:span text:style-name="T14">Social Alignment</text:span>.</text:p>
      <text:p text:style-name="P2"/>
      <text:p text:style-name="P2"><text:span text:style-name="T23">H</text:span>4) Getting to social alignment has two major factors which naturally occur but are not necessarily spontaneous. When the social norms are clarified, a natural culling occurs; the dissenter is repelled and often withdraw automatically. If not the majority will act <text:span text:style-name="T23">(often covertly) </text:span>to drive the dissenter out.</text:p>
      <text:p text:style-name="P2"/>
      <text:p text:style-name="P2">The key component here is the clarification of the social norms, customs, or culture. Culture in groups aligned by intent such that a movement occurs has four hierarchical components: <text:span text:style-name="T24">a</text:span> common <text:span text:style-name="T7">Ethos</text:span>, <text:span text:style-name="T7">Cause</text:span>, <text:span text:style-name="T7">Vision</text:span>, and <text:span text:style-name="T7">Mission</text:span><text:span text:style-name="T25">. </text:span><text:span text:style-name="T26">A</text:span>ll of which are <text:span text:style-name="T24">engineera</text:span>ble.</text:p>
      <text:p text:style-name="P2"/>
      <text:p text:style-name="P2">Therefore the fourth building block is <text:span text:style-name="T14">Culture</text:span>.</text:p>
      <text:p text:style-name="P2"/>
      <text:p text:style-name="P2"><text:span text:style-name="T24">H</text:span>5) As the collective begins to develop into an <text:span text:style-name="T7">organic-entity</text:span> with its own <text:span text:style-name="T7">identity</text:span> it will reflect the fundamental aspect<text:span text:style-name="T24">s</text:span> of Humanity: <text:span text:style-name="T7">Mind</text:span>, <text:span text:style-name="T7">Body</text:span>, and <text:span text:style-name="T7">Soul/Spirit</text:span>. As such the competition between <text:span text:style-name="T7">Security</text:span> and <text:span text:style-name="T7">Freedom</text:span> are evident <text:span text:style-name="T24">in the Collective</text:span>. <text:span text:style-name="T15">Tribalism</text:span> is the <text:span text:style-name="T24">characterization </text:span>of groups who bond around ideologies that protect them against threats. This is the personification of the human need for <text:span text:style-name="T7">Security</text:span>. <text:span text:style-name="T15">Teams</text:span> form around objectives with groups bonding over the adventure; taking risk together. This is the personification of the human need for <text:span text:style-name="T7">Freedom</text:span>.</text:p>
      <text:p text:style-name="P2"/>
      <text:p text:style-name="P5"><text:soft-page-break/>Taking the whole of the Collective into account puts <text:span text:style-name="T7">Tribes</text:span> and <text:span text:style-name="T7">Teams</text:span> on opposing sides of the many issues needing to be resolved by its <text:span text:style-name="T7">Collective Consciousness</text:span>. Bringing these opposing elements to <text:span text:style-name="T10">Social</text:span><text:span text:style-name="T7"> </text:span><text:span text:style-name="T10">E</text:span><text:span text:style-name="T7">quilibrium</text:span> is simply the weighing of the “<text:span text:style-name="T9">W</text:span><text:span text:style-name="T7">hat to do</text:span><text:span text:style-name="T25">”</text:span> question. Taking a vote determines a course of action, <text:span text:style-name="T27">which</text:span> is to define <text:span text:style-name="T27">the </text:span><text:span text:style-name="T10">P</text:span><text:span text:style-name="T7">urpose</text:span>, and <text:span text:style-name="T27">as such it</text:span> serves to <text:span text:style-name="T27">e</text:span>ffect <text:span text:style-name="T15">the </text:span><text:span text:style-name="T13">Grand Compromise</text:span> for the entire Collective. <text:span text:style-name="T27">The emotional affect in the individual, across the Collective, is a settling of their </text:span><text:span text:style-name="T10">Freedom-Security</text:span><text:span text:style-name="T27"> conflict.</text:span></text:p>
      <text:p text:style-name="P2"/>
      <text:p text:style-name="P2">Therefore the fifth building block is <text:span text:style-name="T14">Social Equilibrium</text:span>.</text:p>
      <text:p text:style-name="P2"/>
      <text:p text:style-name="P2"><text:span text:style-name="T28">H</text:span>6) The emotion acting as mortar between bricks, or glue between cells, of the body as a wh<text:span text:style-name="T29">ol</text:span>e is <text:span text:style-name="T11">L</text:span><text:span text:style-name="T7">oyalty</text:span>. This emotion grows over time as the product of experience in reciprocity with individuals, groups and the whole Collective. It aggregates into a need to take care of, give back to, look out for, etc., the welfare of the Collective or parts thereof. This is the willingness to put the needs of the many ahead of personal gains in any given situation.</text:p>
      <text:p text:style-name="P2"/>
      <text:p text:style-name="P2">The development of <text:span text:style-name="T11">L</text:span><text:span text:style-name="T7">oyalty</text:span> is the product of how well the Bonding Forces are <text:span text:style-name="T29">managed </text:span>throughout the the multiplexity of cross-collaboration in the Collective. Management <text:span text:style-name="T29">of the Bonding forces </text:span>i<text:span text:style-name="T29">s largely </text:span>a matter of measurement, which is an engineering exercise.</text:p>
      <text:p text:style-name="P2"/>
      <text:p text:style-name="P2">Therefore, the sixth building block is <text:span text:style-name="T14">Loyalty Management</text:span>.</text:p>
      <text:p text:style-name="P2"/>
      <text:p text:style-name="P2"><text:span text:style-name="T29">H</text:span>7) Taking into account that a well Cultured Collective will only attract individuals who resonate with that Culture we can assume there is a high degree of Motivational and Social alignment. Then comes the <text:span text:style-name="T30">question</text:span> of <text:span text:style-name="T12">A</text:span><text:span text:style-name="T7">ssimilation</text:span> of the individual <text:span text:style-name="T30">into</text:span> the body of the Collective, in a way that is natural and organic. Full assimilation speaks to deployability across the whole mission of the enterprise, whe<text:span text:style-name="T30">r</text:span>ever their skills may be need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30T11:45:49.138404604</meta:creation-date>
    <dc:date>2020-05-01T06:21:11.374838982</dc:date>
    <meta:editing-duration>PT56M33S</meta:editing-duration>
    <meta:editing-cycles>11</meta:editing-cycles>
    <meta:generator>LibreOffice/5.1.6.2$Linux_X86_64 LibreOffice_project/10m0$Build-2</meta:generator>
    <meta:document-statistic meta:table-count="0" meta:image-count="0" meta:object-count="0" meta:page-count="3" meta:paragraph-count="34" meta:word-count="1237" meta:character-count="7728" meta:non-whitespace-character-count="6525"/>
  </office:meta>
</office:document-meta>
</file>